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Liberation Mono" fo:font-weight="normal" style:font-weight-asian="normal" style:font-weight-complex="normal"/>
    </style:style>
    <style:style style:name="P5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ing_20_4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 style:list-style-name="L6"/>
    <style:style style:name="P9" style:family="paragraph" style:parent-style-name="Standard">
      <style:paragraph-properties fo:margin-top="0in" fo:margin-bottom="0in"/>
      <style:text-properties fo:font-weight="normal" style:font-weight-asian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8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>
      <style:paragraph-properties fo:margin-top="0in" fo:margin-bottom="0in"/>
    </style:style>
    <style:style style:name="P23" style:family="paragraph" style:parent-style-name="Text_20_body" style:list-style-name="L1">
      <style:paragraph-properties fo:margin-top="0in" fo:margin-bottom="0in"/>
    </style:style>
    <style:style style:name="P24" style:family="paragraph" style:parent-style-name="Text_20_body" style:list-style-name="L2">
      <style:paragraph-properties fo:margin-top="0in" fo:margin-bottom="0in"/>
    </style:style>
    <style:style style:name="P25" style:family="paragraph" style:parent-style-name="Text_20_body" style:list-style-name="L3">
      <style:paragraph-properties fo:margin-top="0in" fo:margin-bottom="0in"/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Text_20_body" style:list-style-name="L5">
      <style:paragraph-properties fo:margin-top="0in" fo:margin-bottom="0in"/>
    </style:style>
    <style:style style:name="P28" style:family="paragraph" style:parent-style-name="Text_20_body" style:list-style-name="L7">
      <style:paragraph-properties fo:margin-top="0in" fo:margin-bottom="0in"/>
    </style:style>
    <style:style style:name="P29" style:family="paragraph" style:parent-style-name="Text_20_body" style:list-style-name="L8">
      <style:paragraph-properties fo:margin-top="0in" fo:margin-bottom="0in"/>
    </style:style>
    <style:style style:name="P30" style:family="paragraph" style:parent-style-name="Text_20_body">
      <style:paragraph-properties fo:margin-top="0in" fo:margin-bottom="0in"/>
      <style:text-properties fo:font-weight="normal" style:font-weight-asian="normal" style:font-weight-complex="normal"/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33" style:family="paragraph" style:parent-style-name="Text_20_body" style:list-style-name="L10">
      <style:paragraph-properties fo:margin-top="0in" fo:margin-bottom="0in"/>
    </style:style>
    <style:style style:name="P34" style:family="paragraph" style:parent-style-name="Text_20_body" style:list-style-name="L11">
      <style:paragraph-properties fo:margin-top="0in" fo:margin-bottom="0in"/>
    </style:style>
    <style:style style:name="P35" style:family="paragraph" style:parent-style-name="Text_20_body" style:list-style-name="L12">
      <style:paragraph-properties fo:margin-top="0in" fo:margin-bottom="0in"/>
    </style:style>
    <style:style style:name="P36" style:family="paragraph" style:parent-style-name="Text_20_body" style:list-style-name="L13">
      <style:paragraph-properties fo:margin-top="0in" fo:margin-bottom="0in"/>
    </style:style>
    <style:style style:name="P37" style:family="paragraph" style:parent-style-name="Heading_20_4">
      <style:paragraph-properties fo:margin-top="0in" fo:margin-bottom="0in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0.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>Практические занятия по курсу «Микропрограммирование»</text:h>
      <text:h text:style-name="Heading_20_4" text:outline-level="4">Программное обеспечение</text:h>
      <text:p text:style-name="Text_20_body"><text:span text:style-name="T1">Виртуальная машина</text:span> под управлением <text:a xlink:type="simple" xlink:href="http://www.freedos.org/freedos/files/">ОС FreeDOS 1.0</text:a> с установленными: последней версией пакета <text:a xlink:type="simple" xlink:href="http://sourceforge.net/projects/sshdos/files/">ssh2dos</text:a> (0.2.1; в дистрибутиве FreeDOS старая, неработающая в некоторых важных для нас случаях версия), программами wasm и nasm (есть в полном дистрибутиве FreeDOS). Первый нужен для использования утилиты sftptodos, являющейся sftp-клиентом со стандартным ftp-интерфейсом UNIX. </text:p>
      <text:p text:style-name="Text_20_body"><text:line-break/>Готовый образ виртуальной машины <text:a xlink:type="simple" xlink:href="http://www.virtualbox.org/wiki/Downloads">VirtualBox</text:a> (версии 2.2.4 и выше; <text:a xlink:type="simple" xlink:href="http://edu.mmcs.sfedu.ru/%7Eulysses/Edu/MP/VirtualBox-3.0.4-50677-Win.exe">ссылка на версию</text:a> для ОС семейства Windows) с необходимыми программами <text:a xlink:type="simple" xlink:href="http://edu.mmcs.sfedu.ru/%7Eulysses/Edu/MP/fdos-vbx-vm.zip">лежит здесь</text:a> (~66 Mb). (Для его использования нужно распаковать архив, запустить VirtualBox, выбрать в меню Файл «Импортировать конфигурацию» и указать файл внутри распакованной папки).</text:p>
      <text:p text:style-name="Text_20_body"><text:line-break/><text:span text:style-name="T1">Для подключения к sftp-серверу</text:span> из Windows можно использовать <text:a xlink:type="simple" xlink:href="http://winscp.net/eng/docs/lang:ru">WinSCP</text:a> или утилиту <text:a xlink:type="simple" xlink:href="http://www.chiark.greenend.org.uk/%7Esgtatham/putty/download.html">PSFTP</text:a>, относящуюся к пакету программ PuTTY. В большинсве современных дистрибутивов GNU/Linux утилита sftp присутствует по умолчанию.</text:p>
      <text:p text:style-name="Text_20_body"><text:line-break/>Людям с ограниченными возможностями по доступу в интернет, возможно, захочется, использовать <text:span text:style-name="T1">локальный sftp сервер</text:span> (на своём компьютере). Для поднятия локального sftp-сервера в Linux-системах достаточно установить пакет openssh-server. Для Windows-систем существует некоторое количество руководств в сети (<text:a xlink:type="simple" xlink:href="http://www.digitalmediaminute.com/article/1487/setting-up-a-sftp-server-on-windows">пример</text:a>). Альтернативным вариантом могут воспользоваться люди, выполняющие задания на ноутбуке: sftp-сервер edu.mmcs.sfedu.ru доступен через беспроводную сеть, открытую в здании факультета.</text:p>
      <text:p text:style-name="Text_20_body"><text:line-break/>Для программирования на языке ассемблера под Windows используется пакет <text:a xlink:type="simple" xlink:href="http://www.masm32.com/masmdl.htm">Masm32</text:a>.</text:p>
      <text:h text:style-name="Heading_20_4" text:outline-level="4">Необходимые знания и навыки</text:h>
      <text:p text:style-name="Text_20_body">Использование <text:a xlink:type="simple" xlink:href="http://edu.mmcs.sfedu.ru/%7Eulysses/Edu/MP/List_of_DOS_commands.html">DOS-shell</text:a> (cd, md, copy, del, etc.), использование редактора edit.exe, использование консольного клиента ftp (см. <text:a xlink:type="simple" xlink:href="http://edu.mmcs.sfedu.ru/%7Eulysses/Edu/MP/man-ftp.html">раздел «Команды» справки man</text:a>). Знакомство с архитектурой компьютера (желательно, в объёме семестрового курса) и устройством процессоров семейства x86. Знание английского языка с возможностью беглого чтения технических текстов.</text:p>
      <text:p text:style-name="Standard"/>
      <text:h text:style-name="Heading_20_3" text:outline-level="3">Задание 1. Архитектура x86 и язык ассемблера</text:h>
      <text:p text:style-name="Text_20_body"><text:span text:style-name="T1">Тема</text:span>: низкоуровневые языки программирования, общие сведения об архитектуре x86, регистры процессора, адресация в реальном режиме, пример программы «Hello, World» на языке ассемблера.</text:p>
      <text:p text:style-name="Text_20_body"><text:line-break/><text:a xlink:type="simple" xlink:href="http://edu.mmcs.sfedu.ru/mod/resource/view.php?id=236"><text:span text:style-name="T1">Литература</text:span></text:a><text:a xlink:type="simple" xlink:href="http://edu.mmcs.sfedu.ru/mod/resource/view.php?id=236">:</text:a> [1: гл. 2, п. 1; гл. 3, п. 1–3; гл. 4, п. 1, 2, 3], [9: ch. 2, par. 1-4; ch. 3, par. 1, 2, 4; ch. 4, par. 1–3; 4.4.1]</text:p>
      <text:p text:style-name="Text_20_body">Замечание: в [1] используется MASM-совместимый синтаксис, в [9] — синтаксис NASM.</text:p>
      <text:list xml:id="list223267655" text:style-name="L1">
        <text:list-item>
          <text:p text:style-name="P23">Создать программу «Hello world», аналогичную <text:a xlink:type="simple" xlink:href="http://edu.mmcs.sfedu.ru/%7Eulysses/Edu/MP/hello_m.asm">представленной в классе</text:a>, но в синтаксисе NASM (компиляция командой nasm) — с помощью <text:a xlink:type="simple" xlink:href="http://edu.mmcs.sfedu.ru/%7Eulysses/Edu/MP/nasmdoc.pdf">документации NASM</text:a> (ch. 8). EXE файл из объектного файла получается точно также, как рассматривалось в <text:soft-page-break/>классе, с помощью линковщика val.</text:p>
        </text:list-item>
        <text:list-item>
          <text:p text:style-name="P23">Создать программу «Hello world», аналогичную представленной в классе, но имеющую формат COM-файла: содержимое сегмента кода меняется мало, а инструкции объявления сегментов программы просто исчезают. В синтаксисе MASM и NASM (используя, соответственно, главу 4 у Зубкова и документацию NASM или книги [9, 10]).</text:p>
        </text:list-item>
        <text:list-item>
          <text:p text:style-name="P10">Эссе на тему: «Выбор диалекта ассемблера для курса микропрограммирования» по статье <text:a xlink:type="simple" xlink:href="http://edu.mmcs.sfedu.ru/%7Eulysses/Edu/MP/WhichAsm.html">Which Assembler is the Best?</text:a>, имеющейся литературе, опыту написания программ (дискуссиям в интернете, Википедии и т. д.). Вы должны аргументированно показать, что один ассемблер лучше другого по набору праметров, которые вы считаете важными. Справку по другим ассемблерам при необходимости можно получить в Википедии. Объём: ~ лист A4.</text:p>
        </text:list-item>
      </text:list>
      <text:p text:style-name="Text_20_body">Требования к выполнению заданий:</text:p>
      <text:list xml:id="list932600878" text:style-name="L2">
        <text:list-item>
          <text:p text:style-name="P24">Все программы должны иметь исходный текст и скомпилированный код (объектные и EXE/COM файлы).</text:p>
        </text:list-item>
        <text:list-item>
          <text:p text:style-name="P24">Исходный текст должен быть <text:span text:style-name="T1">тщательно</text:span> откомментирован (однострочные комментарии начинаются символом «;» и продолжаются до конца строки).</text:p>
        </text:list-item>
        <text:list-item>
          <text:p text:style-name="P11">Решения заданий 1 и 2 должны быть загружены сюда и на ftp в виде <text:span text:style-name="T1">архива zip</text:span>. Решение задания 3 — только сюда в формате odf или pdf.</text:p>
        </text:list-item>
      </text:list>
      <text:p text:style-name="Standard"/>
      <text:h text:style-name="Heading_20_3" text:outline-level="3">Задание 2. Базовые конструкции языка ассемблера</text:h>
      <text:p text:style-name="Standard"><text:span text:style-name="T1">Темы:</text:span><text:span text:style-name="T5"> директивы объявления данных, арифметические и логические операции (работа с беззнаковыми целыми), (без)условные переходы в программе, моделирование циклов.</text:span><text:span text:style-name="T1"><text:line-break/><text:line-break/></text:span><text:a xlink:type="simple" xlink:href="http://edu.mmcs.sfedu.ru/mod/resource/view.php?id=236"><text:span text:style-name="T1">Литература</text:span></text:a><text:span text:style-name="T1">: [1: 2.3.1—7], [10: гл. 3, 4].</text:span></text:p>
      <text:p text:style-name="P7"><text:line-break/>Пример программы</text:p>
      <text:p text:style-name="P5">; <text:s text:c="6"/>numtostr.asm </text:p>
      <text:p text:style-name="P5">; <text:s text:c="6"/>print a number in hex </text:p>
      <text:p text:style-name="P5"/>
      <text:p text:style-name="P5">.model small </text:p>
      <text:p text:style-name="P5"/>
      <text:p text:style-name="P5">.stack 100h </text:p>
      <text:p text:style-name="P5"/>
      <text:p text:style-name="P5">.data </text:p>
      <text:p text:style-name="P5"><text:s text:c="8"/>num <text:s text:c="12"/>dw <text:s text:c="5"/>20 <text:s text:c="5"/>; number to print </text:p>
      <text:p text:style-name="P5"><text:s text:c="8"/>msk <text:s text:c="12"/>dw <text:s text:c="5"/>0fh <text:s text:c="4"/>; mask to get first 4 bits </text:p>
      <text:p text:style-name="P5"><text:s text:c="8"/>zero_char <text:s text:c="6"/>dw <text:s text:c="5"/>'0' <text:s text:c="4"/>; constants </text:p>
      <text:p text:style-name="P5"><text:s text:c="8"/>a_char <text:s text:c="9"/>dw <text:s text:c="5"/>'A' <text:s text:c="4"/>; <text:s text:c="6"/>to make ASCII hex-figures </text:p>
      <text:p text:style-name="P5"><text:s text:c="8"/>result <text:s text:c="9"/>db <text:s text:c="5"/>4 dup (0),'h$' <text:s/>; result string </text:p>
      <text:p text:style-name="P5"/>
      <text:p text:style-name="P5">.code </text:p>
      <text:p text:style-name="P5">start: </text:p>
      <text:p text:style-name="P5"><text:s text:c="8"/>mov <text:s text:c="4"/>ax, _DATA <text:s text:c="6"/>; loading address </text:p>
      <text:p text:style-name="P5"><text:s text:c="8"/>mov <text:s text:c="4"/>ds, ax <text:s text:c="9"/>; <text:s text:c="6"/>of the data segment </text:p>
      <text:p text:style-name="P5"/>
      <text:p text:style-name="P5"><text:s text:c="8"/>mov <text:s text:c="4"/>bx, offset result <text:s text:c="6"/>; loading addr of result string </text:p>
      <text:p text:style-name="P5"><text:s text:c="40"/>; to manipulate C-pointer-style </text:p>
      <text:p text:style-name="P5"><text:s text:c="8"/>mov <text:s text:c="4"/>cl, 0 <text:s text:c="10"/>; shift to get next 4-bit group </text:p>
      <text:p text:style-name="P5"><text:s text:c="32"/>; <text:s text:c="6"/>to the bits #1-3 (begining of byte) </text:p>
      <text:p text:style-name="P5">cont_print: </text:p>
      <text:p text:style-name="P5"><text:s text:c="8"/>mov <text:s text:c="4"/>ax, num </text:p>
      <text:p text:style-name="P5"><text:s text:c="8"/>shr <text:s text:c="4"/>ax, cl </text:p>
      <text:p text:style-name="P5"><text:s text:c="8"/>and <text:s text:c="4"/>ax, msk </text:p>
      <text:p text:style-name="P5"><text:soft-page-break/><text:s text:c="8"/>cmp <text:s text:c="4"/>ax, 10 </text:p>
      <text:p text:style-name="P5"><text:s text:c="8"/>jge <text:s text:c="4"/>letter <text:s text:c="9"/>; figure 'A'..'F' </text:p>
      <text:p text:style-name="P5"><text:s text:c="8"/>add <text:s text:c="4"/>ax, zero_char <text:s text:c="2"/>; figure '0'..'9' </text:p>
      <text:p text:style-name="P5"><text:s text:c="8"/>jmp <text:s text:c="4"/>print </text:p>
      <text:p text:style-name="P5">letter: </text:p>
      <text:p text:style-name="P5"><text:s text:c="8"/>sub <text:s text:c="4"/>ax, 10 </text:p>
      <text:p text:style-name="P5"><text:s text:c="8"/>add <text:s text:c="4"/>ax, a_char </text:p>
      <text:p text:style-name="P5">print: </text:p>
      <text:p text:style-name="P5"><text:s text:c="8"/>mov <text:s text:c="4"/>[bx], al <text:s text:c="7"/>; print current figure into result string </text:p>
      <text:p text:style-name="P5"><text:s text:c="8"/>inc <text:s text:c="4"/>bx <text:s text:c="13"/>; move to place for the next figure </text:p>
      <text:p text:style-name="P5"><text:s text:c="8"/>add <text:s text:c="4"/>cl, 4 </text:p>
      <text:p text:style-name="P5"><text:s text:c="8"/>cmp <text:s text:c="4"/>cl, 16 </text:p>
      <text:p text:style-name="P5"><text:s text:c="8"/>jl <text:s text:c="5"/>cont_print </text:p>
      <text:p text:style-name="P5">; end of cycle </text:p>
      <text:p text:style-name="P5"/>
      <text:p text:style-name="P5"><text:s text:c="8"/>mov <text:s text:c="4"/>dx, offset result </text:p>
      <text:p text:style-name="P5"><text:s text:c="8"/>mov <text:s text:c="4"/>ah, 09 </text:p>
      <text:p text:style-name="P5"><text:s text:c="8"/>int <text:s text:c="4"/>21h </text:p>
      <text:p text:style-name="P5"/>
      <text:p text:style-name="P5">;exit: </text:p>
      <text:p text:style-name="P5"><text:s text:c="8"/>mov <text:s text:c="4"/>ah, 4ch </text:p>
      <text:p text:style-name="P5"><text:s text:c="8"/>int <text:s text:c="4"/>21h </text:p>
      <text:p text:style-name="P5">END start</text:p>
      <text:p text:style-name="P4"/>
      <text:p text:style-name="Standard">Все исходные числовые значения, о которых упоминается в заданиях, должны быть заданы в сегменте данных (если не указано иное).</text:p>
      <text:p text:style-name="Standard"/>
      <text:h text:style-name="Heading_20_4" text:outline-level="4">Вариант 1</text:h>
      <text:list xml:id="list1006756743" text:style-name="L3">
        <text:list-item>
          <text:p text:style-name="P25">Собрать (т. е. получить исполняемый файл) <text:a xlink:type="simple" xlink:href="" text:style-name="Internet_20_link"><text:span text:style-name="T4">программу, п</text:span></text:a><text:span text:style-name="T4">риведённую </text:span>выше. Изменить программу так, чтобы число выводилось с обычным порядком следования разрядов (младшие разряды в конце).</text:p>
        </text:list-item>
        <text:list-item>
          <text:p text:style-name="P25">Заполнить непрерывный блок памяти первыми 10 членами последовательности Фибоначчи.</text:p>
        </text:list-item>
        <text:list-item>
          <text:p text:style-name="P25">Вычислить полином <text:span text:style-name="T9">p</text:span>(<text:span text:style-name="T9">x</text:span>) = 2<text:span text:style-name="T9">x </text:span>³ + 5<text:span text:style-name="T9">x </text:span>² + 8 <text:span text:style-name="T9">x</text:span> + 7 в точке <text:span text:style-name="T9">x</text:span> = 7. Используйте операцию битового сдвига вместо умножения там, где возможно. Добавьте код вывода результата на консоль (используйте код, рассмотренный в классе).</text:p>
        </text:list-item>
        <text:list-item>
          <text:p text:style-name="P25">Вычислите сумму двух чисел, расположенных каждое в непрерывном блоке памяти из 5 байт. Результат должен быть записан в третий блок памяти из 6 байт. Учитывайте переносы из старших разрядов.</text:p>
        </text:list-item>
        <text:list-item>
          <text:p text:style-name="P25">Напишите программу, которая переводит данную строку, содержащую запись числа в шестнадцатеричной системе счисления, в строку, содержащую запись того же числа в двоичной системе счисления. Распечатайте результат.</text:p>
        </text:list-item>
        <text:list-item>
          <text:p text:style-name="P12">Все числовые значения, встречающиеся в текстах всех программ, и носящие семантику константы (неизменяемого значения), объявить с помощью директивы equ или = (см. книгу Кипа Ирвина, п. 3.5.1 и 3.5.3).</text:p>
        </text:list-item>
      </text:list>
      <text:p text:style-name="Standard"/>
      <text:h text:style-name="Heading_20_4" text:outline-level="4">Вариант 2</text:h>
      <text:list xml:id="list408426723" text:style-name="L4">
        <text:list-item>
          <text:p text:style-name="P26">Собрать (т. е. получить исполняемый файл) <text:a xlink:type="simple" xlink:href="" text:style-name="Internet_20_link"><text:span text:style-name="T4">программу, п</text:span></text:a><text:span text:style-name="T4">риведённую </text:span>выше. Изменить программу так, чтобы число выводилось с обычным порядком следования разрядов (младшие разряды в конце).</text:p>
        </text:list-item>
        <text:list-item>
          <text:p text:style-name="P26">Заполнить непрерывный блок памяти убывающими положительными чётными числами, начиная с числа 42.</text:p>
        </text:list-item>
        <text:list-item>
          <text:p text:style-name="P26">Вычислить полином <text:span text:style-name="T9">p</text:span>(<text:span text:style-name="T9">x</text:span>) = 4<text:span text:style-name="T9">x </text:span>⁴ + 8 <text:span text:style-name="T9">x</text:span> + 6 в точке <text:span text:style-name="T9">x</text:span> = 5. Используйте операцию битового <text:soft-page-break/>сдвига вместо умножения там, где возможно. Добавьте код вывода результата на консоль (используйте код, рассмотренный в классе).</text:p>
        </text:list-item>
        <text:list-item>
          <text:p text:style-name="P26">Вычислите разность двух чисел, расположенных каждое в непрерывном блоке памяти из 5 байт с условием, что уменьшаемое больше вычитаемого. Результат должен быть записан в третий блок памяти из 5 байт. Учитывайте возникающий недостаток.</text:p>
        </text:list-item>
        <text:list-item>
          <text:p text:style-name="P26">Напишите программу, которая переводит данную строку, содержащую запись числа в восьмеричной системе счисления, в строку, содержащую запись того же числа в шестнадцатеричной системе счисления. Распечатайте результат.</text:p>
        </text:list-item>
        <text:list-item>
          <text:p text:style-name="P13">Числовые значения, встречающиеся в текстах всех программ, и носящие семантику константы (неизменяемого значения), объявить с помощью директивы equ или = (см. книгу Кипа Ирвина, п. 3.5.1 и 3.5.3).</text:p>
        </text:list-item>
      </text:list>
      <text:p text:style-name="Text_20_body"/>
      <text:h text:style-name="Heading_20_3" text:outline-level="3">Задание 3. Базовые конструкции языка ассемблера. Системные прерывания ввода-вывода</text:h>
      <text:p text:style-name="Text_20_body"><text:span text:style-name="T1">Темы</text:span>: циклы (окончание): loop*; стек (push/pop) и его использование для сохранения состояния; прерывание таймера int 15h; работа с дисплеем средствами BIOS (int 10h): видеорежимы, атрибуты символов, видеостраницы; прямая запись в видеопамять; ввод средствами DOS (int 16h), подготовка буфера для ввода.</text:p>
      <text:p text:style-name="Text_20_body"><text:line-break/><text:a xlink:type="simple" xlink:href="http://edu.mmcs.sfedu.ru/mod/resource/view.php?id=236"><text:span text:style-name="T1">Литература</text:span></text:a>: [1: 2.3.{1,7}, 4.{3,4}, 4.7.1], [11: гл. 1, гл. 4]</text:p>
      <text:p text:style-name="Text_20_body"><text:line-break/><text:span text:style-name="T1">Задания.</text:span></text:p>
      <text:list xml:id="list516106594" text:style-name="L5">
        <text:list-item>
          <text:p text:style-name="P27">Используя стек, проверить корректность скобочной структуры (сбалансированность скобок) в заданной строке.</text:p>
        </text:list-item>
        <text:list-item>
          <text:p text:style-name="P27">Используя loop*, нарисовать прямоугольник с диагоналями из символов ‘*’ с заданными длинами сторон и координатами левой верхней вершины.</text:p>
        </text:list-item>
        <text:list-item>
          <text:p text:style-name="P27">Вывести в заданную (константами) точку экрана «цветовое двоичное представление» заданного 16-разрядного числа: каждый бит, равный 0, печатается пробелом с одним цветом фона, равный 1 — другим. Цвета заданы константами. Выполнить в двух вариантах: с использованием прерываний BIOS и с прямой записью в видеопамять.</text:p>
        </text:list-item>
        <text:list-item>
          <text:p text:style-name="P27">Верно ли, что введённая с клавиатуры строка состоит из одних латинских букв?</text:p>
        </text:list-item>
        <text:list-item>
          <text:p text:style-name="P14">Бегущая строка: считать строку с клавиатуры, организовать её перемещение по экрану слева-направо, затем сверху-вниз. Без использования видеостраниц и с их использованием.</text:p>
        </text:list-item>
      </text:list>
      <text:p text:style-name="Text_20_body"/>
      <text:h text:style-name="Heading_20_3" text:outline-level="3">Задание 4. Процедуры в языке ассемблера</text:h>
      <text:p text:style-name="Standard"><text:span text:style-name="T1">Темы</text:span>: синтаксис вызова и определения процедур в языке ассемблера, передача параметров в регистрах и в стеке, передача параметров по значению и по адресу, методы возврата значений из процедур, рекурсивные процедуры, реализация в языках высокого уровня.<text:line-break/><text:line-break/><text:a xlink:type="simple" xlink:href="http://edu.mmcs.sfedu.ru/mod/resource/view.php?id=236"><text:span text:style-name="T1">Литература</text:span></text:a>: [5: гл. 10, «Процедуры»; гл. 15], [1: 5.2], [4: гл. 3, «Реализация рекурсивных процедур»].</text:p>
      <text:p text:style-name="Standard"/>
      <text:p text:style-name="Standard">Оформить отдельными процедурами вывод шестнадцатиразрядного числа на экран в шестнадцатеричной и десятичной форме, число передаётся в стеке. Реализовать процедуру, вводящую целое шестнадцатиразрядное число с клавиатуры, результат возвращается через <text:soft-page-break/>стек (возврат значения через стек реализовывать с помощью фиктивного параметра, см. книжку Юрова [5], конец 15-ой главы).</text:p>
      <text:p text:style-name="Standard"/>
      <text:h text:style-name="Heading_20_4" text:outline-level="4">Вариант 1</text:h>
      <text:list xml:id="list1303328256" text:style-name="L6">
        <text:list-item>
          <text:p text:style-name="P8">Реализовать процедуру очистки экрана.</text:p>
        </text:list-item>
        <text:list-item>
          <text:p text:style-name="P8">Реализовать процедуру, которая выводит содержимое заданного участка памяти на экран в шестнадцатеричном формате (в каждой строке по несколько значений). Адрес участка передаётся в регистре BX, длина участка (в байтах) — в CX.</text:p>
        </text:list-item>
        <text:list-item>
          <text:p text:style-name="P8">Реализовать процедуру GCD, вычисляющую НОД двух чисел, используя <text:a xlink:type="simple" xlink:href="http://ru.wikipedia.org/wiki/Алгоритм_Евклида#.D0.90.D0.BB.D0.B3.D0.BE.D1.80.D0.B8.D1.82.D0.BC_.D0.95.D0.B2.D0.BA.D0.BB.D0.B8.D0.B4.D0.B0_.D0.B4.D0.BB.D1.8F_.D1.86.D0.B5.D0.BB.D1.8B.D1.85_.D1.87.D0.B8.D1.81.D0.B5.D0.BB">алгоритм Евклида</text:a>. Числа и результат передаются через стек.</text:p>
        </text:list-item>
        <text:list-item>
          <text:p text:style-name="P8">Реализовать процедуру, вычисляющую сумму двух дробей. В стеке передаётся три адреса: двух операндов и результата, адрес указывает на область в памяти где подряд лежат два шестнадцатиразрядных числа, числитель и знаменатель. Числитель и знаменатель операндов и результатов передаются как отдельные числа через стек. Результат должен быть несократимой дробью.</text:p>
        </text:list-item>
        <text:list-item>
          <text:p text:style-name="P8">Используя рекурсию, вычислить факториал числа.</text:p>
        </text:list-item>
      </text:list>
      <text:h text:style-name="Heading_20_4" text:outline-level="4">Вариант 2</text:h>
      <text:list xml:id="list1441570321" text:style-name="L7">
        <text:list-item>
          <text:p text:style-name="P28">Реализовать процедуру вывода вывода на консоль «символа новой строки» (т. е. пары символов с кодами 0Dh, 0Ah).</text:p>
        </text:list-item>
        <text:list-item text:style-override="L12">
          <text:p text:style-name="P35">Реализовать процедуру, которая выводит содержимое регистров на экран (в каждой строке по несколько значений). Флаги должны выводиться индивидуально (например, «CF=0»).</text:p>
        </text:list-item>
        <text:list-item text:style-override="L12">
          <text:p text:style-name="P35">Реализовать процедуру, вычисляющую частное и остаток от деления двух чисел, используя только лишь сложение и вычитание.</text:p>
        </text:list-item>
        <text:list-item text:style-override="L12">
          <text:p text:style-name="P35">Реализовать процедуру, вычисляющую произведение двух компле́ксных чисел. В стеке передаётся три адреса: двух операндов и результата, адрес указывает на область в памяти где подряд лежат два шестнадцатиразрядных числа, вещественная и мнимая часть (целые числа).</text:p>
        </text:list-item>
        <text:list-item text:style-override="L12">
          <text:p text:style-name="P18">Используя рекурсию, вычислить заданную степень числа.</text:p>
        </text:list-item>
      </text:list>
      <text:p text:style-name="P1"/>
      <text:p text:style-name="P1"/>
      <text:h text:style-name="Heading_20_3" text:outline-level="3">Задание 5. Раздельная трансляция. Составные типы данных</text:h>
      <text:p text:style-name="P2"><text:span text:style-name="T1">Темы. </text:span><text:span text:style-name="T5">Ключевые слова public, extrn для использования подпрограмм и данных, определённых в разных модулях. Процедура линковки, объединение сегментов данных, кода и стека разных модулей. Массивы в языке ассемблера, адресация, масштабирование индекса. Структуры в языке ассемблера: определение типа, определение переменной, использование переменной. Понятие об объединениях и записях.</text:span></text:p>
      <text:p text:style-name="P9"/>
      <text:p text:style-name="P2"><text:a xlink:type="simple" xlink:href="http://edu.mmcs.sfedu.ru/mod/resource/view.php?id=236"><text:span text:style-name="T2">Литература</text:span></text:a><text:span text:style-name="T2">.</text:span><text:span text:style-name="T5"> Раздельная трансляция: [5: гл. 15]. Адресация: [1: 2.2]. Составные структуры данных: [5: гл. 13], [1: 3.3.2].</text:span></text:p>
      <text:p text:style-name="P9"/>
      <text:p text:style-name="P2"><text:span text:style-name="T3">Указания.</text:span><text:span text:style-name="T5"> Решения всех заданий необходимо оформлять процедурами в отдельных .asm-файлах и демонстрировать их работу, вызывая эти процедуры из других .asm-файлов. В частности, вывод результата процедуры на консоль чаще всего осуществляется в вызывающей программе. Для вывода следует использовать процедуры, созданные при выполнении предыдущих домашних заданий: оформите их отдельным модулем. Параметры процедур — например, число элементов массива, адрес массива в памяти, адрес структуры в памяти — передаются через стек.</text:span></text:p>
      <text:p text:style-name="P2"><text:soft-page-break/><text:span text:style-name="T5"><text:line-break/>При использовании структуры в разных модулях объявление её типа должно быть вынесено в отдельный файл с расширением </text:span><text:span text:style-name="T7">.inc</text:span><text:span text:style-name="T5">. (например, </text:span><text:span text:style-name="T7">student.inc</text:span><text:span text:style-name="T5">, который содержит только объявление структуры </text:span><text:span text:style-name="T7">student</text:span><text:span text:style-name="T5"> и больше ничего). Этот файл должен подключаться </text:span><text:span text:style-name="T5">во все программы, использующие данную структуру, с помощью директивы ассемблера </text:span><text:span text:style-name="T7">include &lt;имя_файла&gt;</text:span><text:span text:style-name="T5"> (без угловых скобок, например: </text:span><text:span text:style-name="T7">include student.inc</text:span><text:span text:style-name="T5">). Разумеется, один .inc-файл может содержать объявление нескольких (желательно, связанных между собой логически) структур.</text:span></text:p>
      <text:p text:style-name="P2"><text:span text:style-name="T5"><text:line-break/>Все массивы в заданиях, если не оговорено иное, считаются целочисленными, причём элементы являются </text:span><text:span text:style-name="T8">16-разрядными</text:span><text:span text:style-name="T5"> числами. Не забывайте комментировать исходный код.</text:span></text:p>
      <text:p text:style-name="P9"/>
      <text:h text:style-name="Heading_20_4" text:outline-level="4">Вариант 1</text:h>
      <text:list xml:id="list684879694" text:style-name="L8">
        <text:list-item>
          <text:p text:style-name="P29">Дан массив размера N и целые числа K и L (1 ≤ K ≤ L ≤ N). Найти сумму элементов массива с номерами от K до L включительно.</text:p>
        </text:list-item>
        <text:list-item>
          <text:p text:style-name="P29">Дан целочисленный массив размера N, не содержащий одинаковых чисел. Проверить, образуют ли его элементы арифметическую прогрессию. Если образуют, то вернуть разность прогрессии, если нет — 0. </text:p>
        </text:list-item>
        <text:list-item>
          <text:p text:style-name="P29">Дан двумерный массив размером M × N. Вывести его элементы в следующем порядке: первая строка слева направо, вторая строка справа налево, третья строка слева направо, четвертая строка справа налево и т. д.</text:p>
        </text:list-item>
        <text:list-item>
          <text:p text:style-name="P29">Дан двумерный массив размером M × N. Найти максимальный среди минимальных элементов ее строк.</text:p>
        </text:list-item>
        <text:list-item>
          <text:p text:style-name="P29">Определить тип <text:span text:style-name="T6">Date</text:span> — структуру с полями <text:span text:style-name="T6">day</text:span> (день), <text:span text:style-name="T6">month</text:span> (месяц) и <text:span text:style-name="T6">year</text:span> (год). Определить процедуру <text:span text:style-name="T6">PrevDate(d)</text:span> с параметром типа <text:span text:style-name="T6">Date</text:span>, которая преобразует дату <text:span text:style-name="T6">d</text:span> к предыдущей дате. Применить процедуру <text:span text:style-name="T6">PrevDate</text:span> к различным датам для демонстрации разных случаев изменения даты (меняется только день, или день и месяц, или день месяц и год).</text:p>
        </text:list-item>
        <text:list-item>
          <text:p text:style-name="P15">Определить тип <text:span text:style-name="T6">Student</text:span> — структуру с полями <text:span text:style-name="T6">name</text:span> (фамилия, максимум 20 символов), <text:span text:style-name="T6">group</text:span> (номер группы от 1 до 11), <text:span text:style-name="T6">marks</text:span> (5 оценок за последнюю сессию, если экзаменов было меньше пяти лишние байты заполняются нулями). Определить процедуру, которая в массиве студентов находит количество отличников в заданной группе.</text:p>
        </text:list-item>
      </text:list>
      <text:p text:style-name="P30"/>
      <text:h text:style-name="P37" text:outline-level="4">Вариант 2</text:h>
      <text:list xml:id="list1390079554" text:style-name="L9">
        <text:list-item>
          <text:p text:style-name="P31">Дан массив размера N и целые числа K и L (1 &lt; K ≤ L ≤ N). Найти сумму всех элементов массива, кроме элементов с номерами от K до L включительно.</text:p>
        </text:list-item>
        <text:list-item text:style-override="L13">
          <text:p text:style-name="P36">Дан целочисленный массив размера N. Проверить, чередуются ли в нем четные и нечетные числа. Если чередуются, то вывести 0, если нет, то вывести порядковый номер первого элемента, нарушающего закономерность.</text:p>
        </text:list-item>
        <text:list-item text:style-override="L13">
          <text:p text:style-name="P36">Дан двумерный массив размером M × N. Вывести его элементы в следующем порядке: первый столбец сверху вниз, второй столбец снизу вверх, третий столбец сверху вниз, четвертый столбец снизу вверх и т. д. </text:p>
        </text:list-item>
        <text:list-item text:style-override="L13">
          <text:p text:style-name="P36">Дан двумерный массив размером M × N. Найти минимальный среди максимальных элементов ее столбцов.</text:p>
        </text:list-item>
        <text:list-item text:style-override="L13">
          <text:p text:style-name="P36">Определить тип <text:span text:style-name="T6">Date</text:span> — структуру с полями <text:span text:style-name="T6">day</text:span> (день), <text:span text:style-name="T6">month</text:span> (месяц) и <text:span text:style-name="T6">year</text:span> (год). Определить процедуру <text:span text:style-name="T6">NextDate(d)</text:span> с параметром типа <text:span text:style-name="T6">Date</text:span>, которая преобразует дату <text:span text:style-name="T6">d</text:span> к следующей дате. Применить процедуру <text:span text:style-name="T6">PrevDate</text:span> к различным датам для демонстрации разных случаев изменения даты (меняется только день, или день и месяц, или день месяц и год).</text:p>
        </text:list-item>
        <text:list-item text:style-override="L13">
          <text:p text:style-name="P19"><text:soft-page-break/>Определить тип <text:span text:style-name="T6">Student</text:span> — структуру с полями <text:span text:style-name="T6">name</text:span> (фамилия, максимум 20 символов), <text:span text:style-name="T6">group</text:span> (номер группы от 1 до 11), <text:span text:style-name="T6">marks</text:span> (5 оценок за последнюю сессию, если экзаменов было меньше пяти лишние байты заполняются нулями). Определить процедуру, которая в массиве студентов находит количество студентов заданной группы, чья фамилия начинается на заданную букву.</text:p>
        </text:list-item>
      </text:list>
      <text:p text:style-name="P1"/>
      <text:h text:style-name="Heading_20_3" text:outline-level="3">Задание 6. Динамически выделяемая память</text:h>
      <text:p text:style-name="P30"><text:span text:style-name="T1">Темы</text:span>: назначение динамически выделяемой памяти, интерфейсы использования динамически выделяемой памяти в Dos. Стандартный интерфейс (прерывание 21h), опция использования Upper memory area (UMA), файл (fd)config.sys. Системы использования памяти за пределом первого мегабайта: Expanded memory system (EMS), eXtended memory system (XMS), их драйверы: emm386.exe, himem.sys. Область памяти выше первого мегабайта размером в 64 KiB - 16 b — High Memory Area (HMA). Порции выделения памяти и их влияние на практику программирования.</text:p>
      <text:p text:style-name="P30"><text:line-break/><text:span text:style-name="T1">Литература.</text:span> Описание различных областей памяти и способов доступа к ним: [Wikipedia: <text:a xlink:type="simple" xlink:href="http://en.wikipedia.org/wiki/Conventional_memory">Conventional memory</text:a>, <text:a xlink:type="simple" xlink:href="http://en.wikipedia.org/wiki/Extended_memory">Extended memory</text:a>, <text:a xlink:type="simple" xlink:href="http://en.wikipedia.org/wiki/Upper_Memory_Area">UMA</text:a>, <text:a xlink:type="simple" xlink:href="http://en.wikipedia.org/wiki/High_Memory_Area">HMA</text:a>, <text:a xlink:type="simple" xlink:href="http://en.wikipedia.org/wiki/Expanded_memory">EMS</text:a>, <text:a xlink:type="simple" xlink:href="http://en.wikipedia.org/wiki/EXtended_Memory_Specification#eXtended_Memory_Specification_.28XMS.29">XMS</text:a>]. Описание интерфейсов: [1: 4.9].</text:p>
      <text:p text:style-name="P32"/>
      <text:p text:style-name="P1">еализовать работу с динамическим массивом целых чисел с помощью стандартных средств Dos (int 21h). В центре реализации должна быть процедура, записывающая в i-ую позицию массива полученное целое число. Конкретное представление самого массива определить самостоятельно (на основе интерфейса работы с динамической памяти Dos). Продемонстрировать работу программы на примере, где пользователь должен вводить целые числа в цикле, а программа — записывать их в массив. В начале программы нужно дать возможность задать стратегию распределения памяти Dos (с учётом UMA, прерывание int 21h, AH=58h). Уловие окончание цикла ввода — ввод пустой строки. В конце программа должна распечатать введёный массив.</text:p>
      <text:p text:style-name="Text_20_body">Вариант 1:</text:p>
      <text:list xml:id="list1255155092" text:style-name="L15">
        <text:list-item>
          <text:p text:style-name="P20">реализовать основные процедуры работы с линейным двусвязным списком целых чисел (вставка в произвольное место, удаление произвольного элемента, печать списка), используя интерфейс EMS. В основной программе продемонстрировать работоспособность созданных процедур.</text:p>
        </text:list-item>
      </text:list>
      <text:p text:style-name="Text_20_body">Вариант 2:</text:p>
      <text:list xml:id="list1887076208" text:style-name="L16">
        <text:list-item>
          <text:p text:style-name="P21">реализовать основные операции работы с линейным двусвязным списком целых чисел (вставка в произвольное место, удаление произвольного элемента, печать списка), используя интерфейс XMS. В основной программе продемонстрировать работоспособность созданных процедур.</text:p>
        </text:list-item>
      </text:list>
      <text:p text:style-name="Text_20_body">Замечание: для ввода и вывода использовать процедуры, созданные ранее.</text:p>
      <text:p text:style-name="P3">Список литературы к занятиям</text:p>
      <text:list xml:id="list1041749031" text:style-name="L10">
        <text:list-item>
          <text:p text:style-name="P33">Зубков С.В. Assembler. Для DOS, Windows и Unix. 2-е изд. / М.:ДМК — 2000. </text:p>
        </text:list-item>
        <text:list-item>
          <text:p text:style-name="P33">Юров В., Хорошенко С. Assembler: учебный курс. / СПб.:Питер Ком, 1999. </text:p>
        </text:list-item>
        <text:list-item>
          <text:p text:style-name="P33">Пирогов В.Ю. Ассемблер для Windows. / М.: Издатель Молгачева С.В., 2002. </text:p>
        </text:list-item>
        <text:list-item>
          <text:p text:style-name="P33">Юров В.И. Assembler. Практикум. 2-е изд. / СПб.: Питер, 2006. </text:p>
        </text:list-item>
        <text:list-item>
          <text:p text:style-name="P33">Юров В.И. Assembler. Учебник для ВУЗов. 2-е изд. / СПб: Питер, 2003. </text:p>
        </text:list-item>
        <text:list-item>
          <text:p text:style-name="P33">Пильщиков В.Н. Программирование на языке ассемблера IBM PC. / М.:Диалог-МИФИ, 1998. </text:p>
        </text:list-item>
        <text:list-item>
          <text:p text:style-name="P33">Финогенов К. Г. Самоучитель по системным функциям MS-DOS — 3-е изд. / <text:soft-page-break/>М.:Горячая линия — Телеком, 2001. </text:p>
        </text:list-item>
        <text:list-item>
          <text:p text:style-name="P33"><text:a xlink:type="simple" xlink:href="http://www.drpaulcarter.com/pcasm/">Carter P. PC Assembly Language</text:a>. / Avail. online, 2005. </text:p>
        </text:list-item>
        <text:list-item>
          <text:p text:style-name="P33">Dandamudi S.P. Introduction to Assembly language programming / Springer, 2005. </text:p>
        </text:list-item>
        <text:list-item>
          <text:p text:style-name="P33">Ирвин К. Язык ассемблера для процессоров Intel / 4-е изд. Вильямс, 2005. </text:p>
        </text:list-item>
        <text:list-item>
          <text:p text:style-name="P33">Кулаков В. Программирование на аппаратном уровне. — 2-е изд. / СПб: Питер, 2003. </text:p>
        </text:list-item>
        <text:list-item>
          <text:p text:style-name="P33">Petzold. Programming Windows, 5th ed. / Mic. Press, 1998. </text:p>
        </text:list-item>
        <text:list-item>
          <text:p text:style-name="P16">Таненбаум Э. Архитектура компьютера / Питер, 2007. </text:p>
        </text:list-item>
      </text:list>
      <text:p text:style-name="Text_20_body"/>
      <text:p text:style-name="P3">Ресурсы интернета:</text:p>
      <text:list xml:id="list1271067801" text:style-name="L11">
        <text:list-item>
          <text:p text:style-name="P34">Сайт, посвящённый языкам ассемблера x86: <text:a xlink:type="simple" xlink:href="http://webster.cs.ucr.edu/">http://webster.cs.ucr.edu/</text:a> </text:p>
        </text:list-item>
        <text:list-item>
          <text:p text:style-name="P34">Группа новостей <text:a xlink:type="simple" xlink:href="http://groups.google.com/group/comp.lang.asm.x86">comp.lang.asm.x86</text:a> </text:p>
        </text:list-item>
        <text:list-item>
          <text:p text:style-name="P17"><text:a xlink:type="simple" xlink:href="http://community.livejournal.com/_assembler/">ЖЖ-сообщество _assembler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0-10-16T13:03:56</meta:creation-date>
    <meta:generator>OpenOffice.org/3.2$Linux OpenOffice.org_project/320m12$Build-9483</meta:generator>
    <dc:date>2010-10-16T04:26:29</dc:date>
    <dc:creator>Ubuntu </dc:creator>
    <meta:editing-duration>PT00H56M21S</meta:editing-duration>
    <meta:editing-cycles>4</meta:editing-cycles>
    <meta:document-statistic meta:table-count="0" meta:image-count="0" meta:object-count="0" meta:page-count="8" meta:paragraph-count="152" meta:word-count="2647" meta:character-count="19056"/>
  </office:meta>
</office:document-meta>
</file>